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dash" svg:stroke-color="#000000" draw:fill="none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2.3cm" svg:x="2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7cm" svg:height="1.8cm" svg:x="2.9cm" svg:y="3.2cm">
          <draw:text-box>
            <text:p text:style-name="P1">FTP</text:p>
            <text:p text:style-name="P1">Logs</text:p>
          </draw:text-box>
        </draw:frame>
        <draw:custom-shape draw:style-name="gr1" draw:text-style-name="P1" draw:layer="layout" svg:width="5.8cm" svg:height="1.9cm" svg:x="1.5cm" svg:y="8.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1cm" svg:height="1.25cm" svg:x="2cm" svg:y="8.7cm">
          <draw:text-box>
            <text:p>Téléchargement</text:p>
          </draw:text-box>
        </draw:frame>
        <draw:line draw:style-name="gr4" draw:text-style-name="P1" draw:layer="layout" svg:x1="4.3cm" svg:y1="5.3cm" svg:x2="4.3cm" svg:y2="8.2cm">
          <text:p/>
        </draw:line>
        <draw:custom-shape draw:style-name="gr1" draw:text-style-name="P1" draw:layer="layout" svg:width="4.4cm" svg:height="2.2cm" svg:x="1.5cm" svg:y="12.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4cm" svg:height="2.25cm" svg:x="1.7cm" svg:y="13.1cm">
          <draw:text-box>
            <text:p>Récupération des données</text:p>
          </draw:text-box>
        </draw:frame>
        <draw:line draw:style-name="gr4" draw:text-style-name="P1" draw:layer="layout" svg:x1="4.3cm" svg:y1="10.1cm" svg:x2="4.8cm" svg:y2="13cm">
          <text:p/>
        </draw:line>
        <draw:custom-shape draw:style-name="gr6" draw:text-style-name="P1" draw:layer="layout" svg:width="5.4cm" svg:height="1.8cm" svg:x="9cm" svg:y="13.4cm">
          <text:p text:style-name="P1">Mise en forme </text:p>
          <text:p text:style-name="P1">des donnée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9cm" svg:y1="14.3cm" svg:x2="9.1cm" svg:y2="14.3cm">
          <text:p/>
        </draw:line>
        <draw:custom-shape draw:style-name="gr6" draw:text-style-name="P1" draw:layer="layout" svg:width="5.2cm" svg:height="2.6cm" svg:x="9cm" svg:y="8.2cm">
          <text:p text:style-name="P1">Création des </text:p>
          <text:p text:style-name="P1">fichiers XML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cm" svg:y1="13.3cm" svg:x2="11.2cm" svg:y2="10.9cm">
          <text:p/>
        </draw:line>
        <draw:custom-shape draw:style-name="gr7" draw:text-style-name="P1" draw:layer="layout" svg:width="5.6cm" svg:height="2.7cm" svg:x="11.8cm" svg:y="2.9cm">
          <text:p text:style-name="P1">Base de données</text:p>
          <text:p text:style-name="P1">XM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cm" svg:height="2.5cm" svg:x="21.8cm" svg:y="2.7cm">
          <text:p text:style-name="P1">FTP</text:p>
          <text:p text:style-name="P1">Mail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cm" svg:height="2.2cm" svg:x="22.1cm" svg:y="7.9cm">
          <text:p text:style-name="P1">Téléchargem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cm" svg:height="2.9cm" svg:x="21.8cm" svg:y="12.5cm">
          <text:p text:style-name="P1">Recherche des</text:p>
          <text:p text:style-name="P1">mots clé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1.8cm" svg:x="16.4cm" svg:y="13.4cm">
          <text:p text:style-name="P1">Fichier de </text:p>
          <text:p text:style-name="P1">résultat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9cm" svg:height="2.6cm" svg:x="15.9cm" svg:y="8.3cm">
          <text:p text:style-name="P1">Correspondance</text:p>
          <text:p text:style-name="P1">avec les station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.8cm" svg:y1="5.2cm" svg:x2="24.8cm" svg:y2="7.9cm">
          <text:p/>
        </draw:line>
        <draw:line draw:style-name="gr4" draw:text-style-name="P1" draw:layer="layout" svg:x1="25cm" svg:y1="10.1cm" svg:x2="25.1cm" svg:y2="12.5cm">
          <text:p/>
        </draw:line>
        <draw:line draw:style-name="gr4" draw:text-style-name="P1" draw:layer="layout" svg:x1="21.8cm" svg:y1="14.2cm" svg:x2="19.9cm" svg:y2="14.2cm">
          <text:p/>
        </draw:line>
        <draw:line draw:style-name="gr4" draw:text-style-name="P1" draw:layer="layout" svg:x1="18.3cm" svg:y1="13.4cm" svg:x2="18.3cm" svg:y2="10.9cm">
          <text:p/>
        </draw:line>
        <draw:line draw:style-name="gr8" draw:text-style-name="P1" draw:layer="layout" svg:x1="17cm" svg:y1="8.3cm" svg:x2="16.1cm" svg:y2="5.6cm">
          <text:p/>
        </draw:line>
        <draw:line draw:style-name="gr4" draw:text-style-name="P1" draw:layer="layout" svg:x1="11.9cm" svg:y1="8.2cm" svg:x2="13.3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5:08:49.632386729</meta:creation-date>
    <dc:date>2017-05-15T15:25:35.621638823</dc:date>
    <meta:editing-duration>PT3M56S</meta:editing-duration>
    <meta:editing-cycles>2</meta:editing-cycles>
    <meta:generator>LibreOffice/4.2.8.2$Linux_X86_64 LibreOffice_project/420m0$Build-2</meta:generator>
    <meta:document-statistic meta:object-count="24"/>
  </office:meta>
</office:document-meta>
</file>